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1" fo:font-size="10pt" fo:font-style="normal" style:font-size-asian="10pt" style:font-style-asian="normal" style:font-size-complex="10pt" style:font-style-complex="normal"/>
    </style:style>
    <style:style style:name="P2" style:family="paragraph" style:parent-style-name="Standard">
      <style:text-properties style:font-name="Ubuntu1" fo:font-size="10pt" fo:font-style="normal" fo:font-weight="bold" style:font-size-asian="10pt" style:font-style-asian="normal" style:font-weight-asian="bold" style:font-size-complex="10pt" style:font-style-complex="normal" style:font-weight-complex="bold"/>
    </style:style>
    <style:style style:name="P3" style:family="paragraph" style:parent-style-name="Standard">
      <style:text-properties style:font-name="Ubuntu1" fo:font-size="10pt" style:font-size-asian="10pt" style:font-size-complex="10pt"/>
    </style:style>
    <style:style style:name="P4" style:family="paragraph" style:parent-style-name="Standard">
      <style:text-properties style:font-name="Ubuntu1" fo:font-size="10pt" fo:font-style="italic" style:font-size-asian="10pt" style:font-style-asian="italic" style:font-size-complex="10pt" style:font-style-complex="italic"/>
    </style:style>
    <style:style style:name="P5" style:family="paragraph" style:parent-style-name="Standard">
      <style:text-properties style:font-name="Ubuntu1" fo:font-size="10pt" fo:font-weight="bold" style:font-size-asian="10pt" style:font-weight-asian="bold" style:font-size-complex="10pt" style:font-weight-complex="bold"/>
    </style:style>
    <style:style style:name="P6" style:family="paragraph" style:parent-style-name="Standard">
      <style:text-properties style:font-name="Ubuntu" fo:font-size="10pt" fo:font-style="normal" fo:background-color="transparent" style:font-size-asian="10pt" style:font-style-asian="normal" style:font-size-complex="10pt" style:font-style-complex="normal"/>
    </style:style>
    <style:style style:name="P7" style:family="paragraph" style:parent-style-name="Standard">
      <style:text-properties style:font-name="Ubuntu" fo:font-size="10pt" fo:font-style="normal" fo:font-weight="bold" fo:background-color="transparent" style:font-size-asian="10pt" style:font-style-asian="normal" style:font-weight-asian="bold" style:font-size-complex="10pt" style:font-style-complex="normal" style:font-weight-complex="bold"/>
    </style:style>
    <style:style style:name="P8" style:family="paragraph" style:parent-style-name="Standard" style:master-page-name="">
      <style:paragraph-properties style:page-number="auto" fo:keep-with-next="always"/>
      <style:text-properties style:font-name="Ubuntu1" fo:font-size="10pt" fo:font-weight="bold" style:font-size-asian="10pt" style:font-weight-asian="bold" style:font-size-complex="10pt" style:font-weight-complex="bold"/>
    </style:style>
    <style:style style:name="P9" style:family="paragraph" style:parent-style-name="Standard">
      <style:text-properties style:font-name="Ubuntu1"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Standard">
      <style:text-properties style:font-name="Ubuntu" fo:font-size="10pt" fo:font-style="normal" fo:background-color="transparent" style:font-size-asian="10pt" style:font-style-asian="normal" style:font-size-complex="10pt" style:font-style-complex="normal"/>
    </style:style>
    <style:style style:name="P11" style:family="paragraph" style:parent-style-name="Standard">
      <style:text-properties style:font-name="Ubuntu" fo:font-size="10pt" fo:font-style="normal" officeooo:paragraph-rsid="002016c9" fo:background-color="transparent" style:font-size-asian="10pt" style:font-style-asian="normal" style:font-size-complex="10pt" style:font-style-complex="normal"/>
    </style:style>
    <style:style style:name="P12" style:family="paragraph" style:parent-style-name="Standard">
      <style:text-properties style:font-name="Ubuntu" fo:font-size="10pt" fo:font-style="normal" fo:font-weight="bold" officeooo:paragraph-rsid="002016c9" fo:background-color="transparent" style:font-size-asian="10pt" style:font-style-asian="normal" style:font-weight-asian="bold" style:font-size-complex="10pt" style:font-style-complex="normal" style:font-weight-complex="bold"/>
    </style:style>
    <style:style style:name="P13" style:family="paragraph" style:parent-style-name="Standard">
      <style:text-properties style:font-name="Ubuntu" fo:font-size="10pt" fo:font-style="normal" fo:font-weight="normal" officeooo:paragraph-rsid="002016c9" fo:background-color="transparent" style:font-size-asian="10pt" style:font-style-asian="normal" style:font-weight-asian="normal" style:font-size-complex="10pt" style:font-style-complex="normal" style:font-weight-complex="normal"/>
    </style:style>
    <style:style style:name="P14" style:family="paragraph" style:parent-style-name="Standard">
      <style:text-properties style:font-name="Ubuntu" fo:font-size="10pt" fo:font-style="italic" fo:background-color="transparent" style:font-size-asian="10pt" style:font-style-asian="italic" style:font-size-complex="10pt" style:font-style-complex="italic"/>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officeooo:rsid="002016c9"/>
    </style:style>
    <style:style style:name="T5" style:family="text">
      <style:text-properties officeooo:rsid="0021480c"/>
    </style:style>
    <style:style style:name="T6" style:family="text">
      <style:text-properties officeooo:rsid="002255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Συχνές ερωτήσεις</text:p>
      <text:p text:style-name="P3"/>
      <text:p text:style-name="P3"/>
      <text:p text:style-name="P5">Πώς μπορώ να βρω συγκάτοικο;</text:p>
      <text:p text:style-name="P3">Από το μενού “Αναζήτηση συγκατοίκων”, συμπληρώνετε τα επιθυμητά πεδία <text:s/>και πατάτε το κουμπί “αναζήτηση”.</text:p>
      <text:p text:style-name="P3"/>
      <text:p text:style-name="P3"/>
      <text:p text:style-name="P5">Πώς μπορώ να βρω σπίτι;</text:p>
      <text:p text:style-name="P3">Από το μενού “Αναζήτηση σπιτιών”, συμπληρώνετε τα επιθυμητά πεδία <text:s/>και πατάτε το κουμπί “αναζήτηση”.</text:p>
      <text:p text:style-name="P3"/>
      <text:p text:style-name="P3"/>
      <text:p text:style-name="P2">Πώς καταχωρώ ένα σπίτι;</text:p>
      <text:p text:style-name="P1">Εάν δεν έχετε καταχωρήσει ήδη ένα σπίτι, τότε εμφανίζεται το μενού “Προσθήκη σπιτιού” στο πάνω δεξιό μέρος της ιστοσελίδας. Πατώντας στο σύνδεσμο εμφανίζεται φόρμα στην οποία συμπληρώνετε τα χαρακτηριστικά του σπιτιού. Για την ολοκλήρωση της καταχώρησης πατήστε το κουμπί “Υποβολή”.</text:p>
      <text:p text:style-name="P3"/>
      <text:p text:style-name="P3"/>
      <text:p text:style-name="P5">Πώς μπορώ να αλλάξω τα στοιχεία ή τις προτιμήσεις μου;</text:p>
      <text:p text:style-name="P3">Από το μενού “Το προφίλ μου”, πατήστε το κουμπί “Επεξεργασία”. Εμφανίζεται φόρμα στην οποία μπορούν να πραγματοποιηθούν οι επιθυμητές αλλαγές. Κατόπιν, πατήστε το κουμπί “Υποβολή”.</text:p>
      <text:p text:style-name="P3"/>
      <text:p text:style-name="P3"/>
      <text:p text:style-name="P5">Είναι δυνατό να μην συμπεριλαμβάνομαι στα αποτελέσματα των αναζητήσεων συγκατοίκων;</text:p>
      <text:p text:style-name="P3">Ναι. Απενεργοποιείστε την επιλογή “Να γίνομαι ορατός...” στην επεξεργασία του προφίλ μου. Κατόπιν, πατήστε το κουμπί “Υποβολή”.</text:p>
      <text:p text:style-name="P3"/>
      <text:p text:style-name="P3"/>
      <text:p text:style-name="P5">Πώς μπορώ να αλλάξω τα χαρακτηριστικά του σπιτιού μου;</text:p>
      <text:p text:style-name="P3">Από το μενού “Το σπίτι μου”, πατήστε το κουμπί “Επεξεργασία”. Εμφανίζεται φόρμα στην οποία μπορούν να πραγματοποιηθούν οι επιθυμητές αλλαγές. Κατόπιν, πατήστε το κουμπί “Αποθήκευση”.</text:p>
      <text:p text:style-name="P3"/>
      <text:p text:style-name="P3"/>
      <text:p text:style-name="P5">Πώς μπορώ να προσθέσω εικόνες στο σπίτι μου;</text:p>
      <text:p text:style-name="P3">Κατόπιν καταχώρησης του σπιτιού σας στο σύστημα, γίνεται διαθέσιμο το μενού “Το σπίτι μου”. Κατόπιν επιλογής του, πατήστε το κουμπί “Προσθήκη νέας εικόνας”. Εμφανίζεται σελίδα όπου μπορείτε να <text:span text:style-name="T1">ανεβάσετε</text:span> την εικόνα.</text:p>
      <text:p text:style-name="P3"/>
      <text:p text:style-name="P3"/>
      <text:p text:style-name="P5">Πώς μπορώ να προσδιορίσω ποια εικόνα του σπιτιού μου θα εμφανίζεται στα αποτελέσματα αναζητήσεων;</text:p>
      <text:p text:style-name="P1">Εάν το σπίτι διαθέτει μόνο μία εικόνα, τότε χρησιμοποιείται αυτή, εξ ορισμού. Εάν διαθέτει περισσότερες, μπορείτε να ορίσετε διαφορετική προεπιλεγμένη φωτογραφία τοποθετώντας τον κέρσορα του ποντικιού πάνω σε αυτήν και πατώντας το σύνδεσμο “Προεπιλεγμένη”.</text:p>
      <text:p text:style-name="P4"/>
      <text:p text:style-name="P3"/>
      <text:p text:style-name="P5">Είναι δυνατό το σπίτι μου να μη συμπεριλαμβάνεται στη λίστα σπιτιών και στα αποτελέσματα αναζητήσεων;</text:p>
      <text:p text:style-name="P1">Ναι. Απενεργοποιείτε την επιλογή “Να είναι ορατό...” στην επεξεργασία του σπιτιού σας. Κατόπιν, πατήστε το κουμπί “Αποθήκευση”.</text:p>
      <text:p text:style-name="P1"/>
      <text:p text:style-name="P1"/>
      <text:p text:style-name="P5">Πώς μπορώ να δω το προφίλ άλλων χρηστών;</text:p>
      <text:p text:style-name="P3">Στην “Αναζήτηση συγκατοίκων”, κατόπιν εμφάνισης συγκατοίκων βάσει επιθυμητών κριτηρίων, κάνετε κλικ στο όνομα κάποιου χρήστη.</text:p>
      <text:p text:style-name="P3"/>
      <text:p text:style-name="P3"/>
      <text:p text:style-name="P5">Πώς μπορώ να δω τα αναλυτικά χαρακτηριστικά ενός σπιτιού;</text:p>
      <text:p text:style-name="P3">Στην “Αναζήτηση σπιτιών” ή στη “Σύνθετη αναζήτηση”, κατόπιν εμφάνισης σπιτιών βάσει επιθυμητών <text:soft-page-break/>κριτηρίων, κάνετε κλικ στη <text:span text:style-name="T2">διεύθυνση</text:span> κάποιου σπιτιού.</text:p>
      <text:p text:style-name="P3"/>
      <text:p text:style-name="P3"/>
      <text:p text:style-name="P5">Ποιες είναι οι διαφορές μεταξύ των διαφόρων ειδών αναζήτησης;</text:p>
      <text:p text:style-name="P1">Η “Αναζήτηση συγκατοίκων” εντοπίζει συγκατοίκους οι οποίοι πληρούν τα επιθυμητά κριτήρια. Η “Αναζήτηση σπιτιών” εντοπίζει σπίτια τα οποία πληρούν τα επιλεγμένα κριτήρια σπιτιού και οι διαμένοντες των οποίων πληρούν τα επιλεγμένα κριτήρια συγκατοίκων.</text:p>
      <text:p text:style-name="P1"/>
      <text:p text:style-name="P1"/>
      <text:p text:style-name="P2">Πως μπορώ να ξεχωρίσω το δικό μου σπίτι ή προφίλ στις αναζητήσεις;</text:p>
      <text:p text:style-name="P9">Το σπίτι ή το προφίλ σας εμφανίζεται στα αποτελέσματα των αναζητήσεων με γραμμοσκιασμένο φόντο.</text:p>
      <text:p text:style-name="P1"/>
      <text:p text:style-name="P3"/>
      <text:p text:style-name="P5">Τι κάνει το κουμπί “αποθήκευση” στις αναζητήσεις;</text:p>
      <text:p text:style-name="P3">Αποθηκεύει στο προφίλ σας τα κριτήρια αναζήτησης που έχετε ορίσει.</text:p>
      <text:p text:style-name="P3"/>
      <text:p text:style-name="P3"/>
      <text:p text:style-name="P5">Πώς μπορώ να αναζητήσω συγκατοίκους ή σπίτια βάσει των προτιμήσεών μου;</text:p>
      <text:p text:style-name="P3">Στην “Αναζήτηση συγκατοίκων” ή στην “Αναζήτηση σπιτιών”, πατήστε το κουμπί “φόρτωση<text:span text:style-name="T1"> προτιμήσεων</text:span>”.</text:p>
      <text:p text:style-name="P3"/>
      <text:p text:style-name="P3"/>
      <text:p text:style-name="P5">Το κουμπί “καθαρισμός” στις αναζητήσεις διαγράφει τις προτιμήσεις μου;</text:p>
      <text:p text:style-name="P3">Όχι. Απλώς επαναφέρει τα πεδία της φόρμας στις αρχικές τους τιμές.</text:p>
      <text:p text:style-name="P3"/>
      <text:p text:style-name="P3"/>
      <text:p text:style-name="P5">Πώς μπορώ να τροποποιήσω τις προτιμήσεις εύρεσης συγκατοίκων;</text:p>
      <text:p text:style-name="P3">Οι προτιμήσεις συγκατοίκων μπορούν να αλλάξουν είτε μέσω της επεξεργασίας του προφίλ σας, είτε μέσω της αποθήκευσης κριτηρίων αναζήτησης.</text:p>
      <text:p text:style-name="P3"/>
      <text:p text:style-name="P3"/>
      <text:p text:style-name="P8">Τι περιέχει το δημόσιο RSS feed;</text:p>
      <text:p text:style-name="P3">Το δημόσιο RSS feed ανακοινώνει όλα τα νέα σπίτια που καταχωρούνται στο σύστημα. Παραλήπτης του μπορεί να είναι οποιοσδήποτε, είτε εγγεγραμμένος του συστήματος είτε όχι. Προκειμένου να λαμβάνετε το δημόσιο RSS, κάντε κλικ στο κουμπί του RSS στο πάνω δεξιό μέρος της ιστοσελίδας.</text:p>
      <text:p text:style-name="P3"/>
      <text:p text:style-name="P3"/>
      <text:p text:style-name="P5">Τι περιέχει το προσωποποιημένο RSS feed;</text:p>
      <text:p text:style-name="P1">Το προσωποποιημένο RSS feed περιέχει τα νέα σπίτια που καταχωρούνται στο σύστημα και τα οποία πληρούν τις προτιμήσεις σας, όπως αυτές έχουν οριστεί στο προφίλ σας. Το RSS αυτό μπορούν να το λαμβάνουν μόνο όσοι είναι εγγεγραμμένοι στην υπηρεσία, κάνοντας κλικ στο κουμπί RSS στο προφίλ τους.</text:p>
      <text:p text:style-name="P1"/>
      <text:p text:style-name="P2">Πώς μπορώ να συνδεθώ;</text:p>
      <text:p text:style-name="P1">Οι φοιτητές ή οι εργαζόμενοι του ΤΕΙ Αθήνας, δεν εγγράφονται ποτέ στο σύστημα. Η σύνδεση τους στο σύστημα είναι εφικτή με τη χρήση των στοιχείων αυθεντικοποίησης που χρησιμοποιούν και στις υπόλοιπες υπηρεσίες του ΤΕΙ Αθήνας. Τα στοιχεία τους λαμβάνονται από τον διακομιστή (LDAP) του ΤΕΙ Αθήνας.</text:p>
      <text:p text:style-name="P6"><text:line-break/><text:span text:style-name="T3">Πότε εγγράφομαι στο σύστημα;</text:span></text:p>
      <text:p text:style-name="P11"><text:span text:style-name="T4">Η εγγραφή στην υπηρεσία παρέχει σε ιδιώτες και μεσιτικά γραφεία τη δυνατότητα ανάρτησης αγγελιών που αφορούν σπίτια προς ενοικίαση. Οι αγγελίες θα είναι ορατές από όλους τους χρήστες της υπηρεσίας, δηλαδή πιθανών ενοικιαστών και λοιπών ιδιωτών και μεσιτικών γραφείων. </text:span><text:span text:style-name="T5">Η εγγραφή είναι δωρεάν.</text:span></text:p>
      <text:p text:style-name="P14">Η εγγραφή στο σύστημα, δεν δίνει τη δυνατότητα χρήσης του συστήματος για εύρεση συγκατοίκων. Η εγγραφή στο σύστημα προσφέρεται για τους ιδιώτες ή τα μεσιτικά γραφεία, που θέλουν να αναρτούν αγγελίες διαμερισμάτων . Τα διαμερίσματα αυτά, θα είναι ορατά από τους χρήστες που ψάχνουν σπίτι και συγκάτοικο αλλά και από τους ίδιους που τα αναρτήσαν. Η δυνατότητα χρήσης του συστήματος από τους ιδιώτες και τα μεσιτικά γραφεία , γίνεται εφικτή, αφού τα στοιχεία τους γίνουν αποδεκτά από τον υπεύθυνο του συστήματος.</text:p>
      <text:p text:style-name="P6"/>
      <text:p text:style-name="P11"><text:span text:style-name="T4"/></text:p>
      <text:p text:style-name="P12"><text:span text:style-name="T4">Ποια είναι η διαδικασία εγγραφής ώστε να δύναμαι της ανάρτησης σπιτιών προς ενοικίαση;</text:span></text:p>
      <text:p text:style-name="P13"><text:span text:style-name="T4">Από τη σελίδα σύνδεσης, επιλέγετε "Εγγραφή μεσιτικού γραφείου" εάν διαθέτετε επιχείριση μεσιτικού. Σε </text:span><text:soft-page-break/><text:span text:style-name="T4">αντίθετη περίπτωση, επιλέγετε "Εγγραφή ιδιώτη". Στη σελίδα που θα εμφανιστεί, συμπληρώνετε τα στοιχεία σας, κατόπιν ενεργοποιείτε το πλήκτρο "Εγγραφή". Θα σας αποσταλεί μήνυμα στην ηλεκτρονική διεύθυνση </text:span><text:span text:style-name="T6">που παρείχατε </text:span><text:span text:style-name="T4">με περαιτέρω οδηγίες.</text:span></text:p>
      <text:p text:style-name="P13"><text:span text:style-name="T4"/></text:p>
      <text:p text:style-name="P7">Πώς μπορώ να προσδιορίσω τη θέση του σπιτιού μου στο χάρτη;</text:p>
      <text:p text:style-name="P6">Κατά τη δημιουργία ή κατά την επεξεργασία της αγγελίας, κάνετε κλικ πάνω στο χάρτη ή σύρετε το σημάδι προκειμένου να του αλλάξετε τη θέση. Επιπροσθέτως, εάν έχετε συμπληρώσει κάποια από τα πεδία της διεύθυνσης, μπορείτε να πατήσετε την “Ενημέρωση χάρτη από πεδία” ώστε να αποπειραθεί εντοπισμός της θέσης.</text:p>
      <text:p text:style-name="P6"/>
      <text:p text:style-name="P7">Τι αντιπροσωπεύει η “απόσταση από ΤΕΙ” στα χαρακτηριστικά σπιτιού;</text:p>
      <text:p text:style-name="P6">Η χιλιομετρική αυτή τιμή προσδιορίζει τη σημείο-προς-σημείο απόσταση μεταξύ του ΤΕΙ Αθηνών και του σπιτιού κάποιας αγγελίας και όχι το μήκος της συντομότερης διαδρομής μεταξύ αυτών.</text:p>
      <text:p text:style-name="P6"/>
      <text:p text:style-name="P7">Γιατί δεν διατίθεται απόσταση σπιτιού από το ΤΕΙ για ορισμένες αγγελίες;</text:p>
      <text:p text:style-name="P6">Η “απόσταση από ΤΕΙ” δύναται υπολογισμού μόνο για σπίτια των οποίων η θέση έχει προσδιοριστεί στο χάρτη.</text:p>
      <text:p text:style-name="P6"/>
      <text:p text:style-name="P7">Γιατί σε ορισμένες αγγελίες εμφανίζεται κύκλος στο χάρτη;</text:p>
      <text:p text:style-name="P6">Στις αγγελίες φοιτητών προσδιορίζεται μία γενικότερη περιοχή θέσης του σπιτιού μέσω αυτού του κύκλου. Μόνο στις αγγελίες ιδιωτών προσδιορίζεται η ακριβής θέση του σπιτιού.</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l" fo:country="G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24T14:36:06</meta:creation-date>
    <dc:date>2011-12-09T13:10:58</dc:date>
    <meta:editing-duration>PT07H43M23S</meta:editing-duration>
    <meta:editing-cycles>45</meta:editing-cycles>
    <meta:generator>OpenOffice.org/3.2$Linux OpenOffice.org_project/320m19$Build-9505</meta:generator>
    <dc:creator>theo13th </dc:creator>
    <meta:document-statistic meta:table-count="0" meta:image-count="0" meta:object-count="0" meta:page-count="3" meta:paragraph-count="54" meta:word-count="1028" meta:character-count="6780"/>
  </office:meta>
</office:document-meta>
</file>